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39in"/>
    </style:style>
    <style:style style:name="co2" style:family="table-column">
      <style:table-column-properties fo:break-before="auto" style:column-width="4.2717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5.352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ink</text:p>
          </table:table-cell>
          <table:table-cell table:style-name="ce1" office:value-type="string">
            <text:p>Desc/Name</text:p>
          </table:table-cell>
          <table:table-cell table:style-name="ce1" office:value-type="string">
            <text:p>Rating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 office:value-type="string">
            <text:p>http://www.marycagle.com/</text:p>
          </table:table-cell>
          <table:table-cell office:value-type="string">
            <text:p>Let's Speak English, a webcomic</text:p>
          </table:table-cell>
          <table:table-cell office:value-type="string">
            <text:p>9.5/10 </text:p>
          </table:table-cell>
          <table:table-cell office:value-type="string">
            <text:p>Kawaii webcomic, needs to update more often</text:p>
          </table:table-cell>
        </table:table-row>
        <table:table-row table:style-name="ro2">
          <table:table-cell office:value-type="string">
            <text:p><text:a xlink:href="http://xkcdsw.com/">http://xkcdsw.com/</text:a></text:p>
          </table:table-cell>
          <table:table-cell office:value-type="string">
            <text:p>Making XKCD slightly worse, a webcomic parody</text:p>
          </table:table-cell>
          <table:table-cell office:value-type="string">
            <text:p>8.8/10 </text:p>
          </table:table-cell>
          <table:table-cell office:value-type="string">
            <text:p>Slightly worse than XKCD, but more unique</text:p>
          </table:table-cell>
        </table:table-row>
        <table:table-row table:style-name="ro1">
          <table:table-cell office:value-type="string">
            <text:p>http://i.imgur.com/68552Xa.jpg</text:p>
          </table:table-cell>
          <table:table-cell office:value-type="string">
            <text:p>Inquisitor Cage, a Dragon-Age meme</text:p>
          </table:table-cell>
          <table:table-cell table:style-name="ce2" office:value-type="string">
            <text:p>7.0/10</text:p>
          </table:table-cell>
          <table:table-cell office:value-type="string">
            <text:p>Dragon age</text:p>
          </table:table-cell>
        </table:table-row>
        <table:table-row table:style-name="ro1">
          <table:table-cell office:value-type="string">
            <text:p>http://i.imgur.com/ehX484s.jpg</text:p>
          </table:table-cell>
          <table:table-cell office:value-type="string">
            <text:p>We ride at dawn, a medieval art meme</text:p>
          </table:table-cell>
          <table:table-cell office:value-type="string">
            <text:p>8.2/10</text:p>
          </table:table-cell>
          <table:table-cell office:value-type="string">
            <text:p>Dick meme</text:p>
          </table:table-cell>
        </table:table-row>
        <table:table-row table:style-name="ro1">
          <table:table-cell office:value-type="string">
            <text:p>http://i.imgur.com/hcTjcFn.png</text:p>
          </table:table-cell>
          <table:table-cell office:value-type="string">
            <text:p>untitled</text:p>
          </table:table-cell>
          <table:table-cell office:value-type="string">
            <text:p>6.0/10</text:p>
          </table:table-cell>
          <table:table-cell office:value-type="string">
            <text:p>Dick meme</text:p>
          </table:table-cell>
        </table:table-row>
        <table:table-row table:style-name="ro1">
          <table:table-cell office:value-type="string">
            <text:p>http://www.mspaintadventures.com/?s=4</text:p>
          </table:table-cell>
          <table:table-cell office:value-type="string">
            <text:p>Problem Sleuth, a 1920s parody webcomic</text:p>
          </table:table-cell>
          <table:table-cell office:value-type="string">
            <text:p>9.0/10</text:p>
          </table:table-cell>
          <table:table-cell office:value-type="string">
            <text:p>Great memes and gifs</text:p>
          </table:table-cell>
        </table:table-row>
        <table:table-row table:style-name="ro1">
          <table:table-cell office:value-type="string">
            <text:p>http://www.mspaintadventures.com/sweetbroandhellajeff/</text:p>
          </table:table-cell>
          <table:table-cell office:value-type="string">
            <text:p>SWEET BRO AND HELLA JEFF: Dankest meme comic ever</text:p>
          </table:table-cell>
          <table:table-cell office:value-type="string">
            <text:p>9.669/10</text:p>
          </table:table-cell>
          <table:table-cell office:value-type="string">
            <text:p>You gotta snap it in broke-ways</text:p>
          </table:table-cell>
        </table:table-row>
        <table:table-row table:style-name="ro1">
          <table:table-cell office:value-type="string">
            <text:p>http://classichussiearchive.tumblr.com/</text:p>
          </table:table-cell>
          <table:table-cell office:value-type="string">
            <text:p>Team Special Olympics, old as heck webcomic memes</text:p>
          </table:table-cell>
          <table:table-cell office:value-type="string">
            <text:p>7.0/10</text:p>
          </table:table-cell>
          <table:table-cell office:value-type="string">
            <text:p>Some are good, some are crap</text:p>
          </table:table-cell>
        </table:table-row>
        <table:table-row table:style-name="ro1">
          <table:table-cell office:value-type="string">
            <text:p>http://tpoh.smackjeeves.com/</text:p>
          </table:table-cell>
          <table:table-cell office:value-type="string">
            <text:p>The property of hate, webcomic, nice art</text:p>
          </table:table-cell>
          <table:table-cell office:value-type="string">
            <text:p>7.0/10</text:p>
          </table:table-cell>
          <table:table-cell office:value-type="string">
            <text:p>Story arc advances slowly</text:p>
          </table:table-cell>
        </table:table-row>
        <table:table-row table:style-name="ro1">
          <table:table-cell office:value-type="string">
            <text:p>http://unstable.smackjeeves.com/</text:p>
          </table:table-cell>
          <table:table-cell office:value-type="string">
            <text:p>Unstable, an interesting and deep comic</text:p>
          </table:table-cell>
          <table:table-cell office:value-type="string">
            <text:p>9.0/10</text:p>
          </table:table-cell>
          <table:table-cell office:value-type="string">
            <text:p>About death</text:p>
          </table:table-cell>
        </table:table-row>
        <table:table-row table:style-name="ro1">
          <table:table-cell office:value-type="string">
            <text:p>http://i.imgur.com/9STknlcs.jpg</text:p>
          </table:table-cell>
          <table:table-cell office:value-type="string">
            <text:p>Flash Photography meme</text:p>
          </table:table-cell>
          <table:table-cell office:value-type="string">
            <text:p>6.0/10</text:p>
          </table:table-cell>
          <table:table-cell office:value-type="string">
            <text:p>Historic meme</text:p>
          </table:table-cell>
        </table:table-row>
        <table:table-row table:style-name="ro1">
          <table:table-cell office:value-type="string">
            <text:p>http://shotgunshuffle.com/comic/echoes-of-an-era/#.VUwDk_lVikp</text:p>
          </table:table-cell>
          <table:table-cell office:value-type="string">
            <text:p>Shotgun shuffle, a comic about American life</text:p>
          </table:table-cell>
          <table:table-cell office:value-type="string">
            <text:p>8.0/10</text:p>
          </table:table-cell>
          <table:table-cell office:value-type="string">
            <text:p>Good plot, decent update rate</text:p>
          </table:table-cell>
        </table:table-row>
        <table:table-row table:style-name="ro1">
          <table:table-cell office:value-type="string">
            <text:p>http://radiowavecommunication.com/post/86333812172</text:p>
          </table:table-cell>
          <table:table-cell office:value-type="string">
            <text:p>Radiowave Communication, webcomic about robots</text:p>
          </table:table-cell>
          <table:table-cell office:value-type="string">
            <text:p>7.0/10</text:p>
          </table:table-cell>
          <table:table-cell office:value-type="string">
            <text:p>Updates too slow, art good though</text:p>
          </table:table-cell>
        </table:table-row>
        <table:table-row table:style-name="ro1">
          <table:table-cell office:value-type="string">
            <text:p>http://i.imgur.com/kWjlsA8.jpg</text:p>
          </table:table-cell>
          <table:table-cell office:value-type="string">
            <text:p>Czech Fry meme</text:p>
          </table:table-cell>
          <table:table-cell office:value-type="string">
            <text:p>5.0/10</text:p>
          </table:table-cell>
          <table:table-cell office:value-type="string">
            <text:p>Obligatory meme about les bohemes</text:p>
          </table:table-cell>
        </table:table-row>
        <table:table-row table:style-name="ro1">
          <table:table-cell office:value-type="string">
            <text:p>http://i.imgur.com/OsN0A7Z.jpg</text:p>
          </table:table-cell>
          <table:table-cell office:value-type="string">
            <text:p>Coke vs. Pepsi: Police Brutality edition</text:p>
          </table:table-cell>
          <table:table-cell office:value-type="string">
            <text:p>6.0/10</text:p>
          </table:table-cell>
          <table:table-cell office:value-type="string">
            <text:p>Decent meme</text:p>
          </table:table-cell>
        </table:table-row>
        <table:table-row table:style-name="ro1">
          <table:table-cell office:value-type="string">
            <text:p>http://i.imgur.com/GI0Zefc.jpg</text:p>
          </table:table-cell>
          <table:table-cell office:value-type="string">
            <text:p>Mien Memher</text:p>
          </table:table-cell>
          <table:table-cell office:value-type="string">
            <text:p>4.5/10</text:p>
          </table:table-cell>
          <table:table-cell office:value-type="string">
            <text:p>Historic memes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5/07/2015</text:date>, <text:time>20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</meta:initial-creator>
    <meta:creation-date>2015-05-07T20:05:10.05</meta:creation-date>
    <dc:date>2015-05-07T20:39:08.25</dc:date>
    <dc:creator>albert </dc:creator>
    <meta:editing-duration>PT33M58S</meta:editing-duration>
    <meta:editing-cycles>4</meta:editing-cycles>
    <meta:generator>OpenOffice/4.0.1$Win32 OpenOffice.org_project/401m5$Build-9714</meta:generator>
    <meta:document-statistic meta:table-count="3" meta:cell-count="68" meta:object-count="0"/>
  </office:meta>
</office:document-meta>
</file>